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DejaVu Sans Mono" svg:font-family="'DejaVu Sans Mono'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19in"/>
    </style:style>
    <style:style style:name="co2" style:family="table-column">
      <style:table-column-properties fo:break-before="auto" style:column-width="1.7535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1.7102in"/>
    </style:style>
    <style:style style:name="co7" style:family="table-column">
      <style:table-column-properties fo:break-before="auto" style:column-width="1.5492in"/>
    </style:style>
    <style:style style:name="co8" style:family="table-column">
      <style:table-column-properties fo:break-before="auto" style:column-width="1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Normal">
      <style:table-cell-properties style:text-align-source="fix" style:repeat-content="false" fo:background-color="transparent"/>
      <style:paragraph-properties fo:text-align="center" style:writing-mode="page"/>
      <style:text-properties fo:color="#ffffff" style:font-name="Montserrat" fo:font-size="10pt" fo:font-style="normal" fo:font-weight="normal" style:font-name-asian="DejaVu Sans Mono" style:font-size-asian="10pt" style:font-name-complex="DejaVu Sans Mono" style:font-size-complex="10pt"/>
    </style:style>
    <style:style style:name="ce2" style:family="table-cell" style:parent-style-name="Normal" style:data-style-name="N2">
      <style:table-cell-properties style:text-align-source="fix" style:repeat-content="false" fo:background-color="transparent"/>
      <style:paragraph-properties fo:text-align="center" style:writing-mode="page"/>
      <style:text-properties fo:color="#ffffff" style:font-name="Montserrat" fo:font-size="10pt" fo:font-style="normal" fo:font-weight="normal" style:font-name-asian="DejaVu Sans Mono" style:font-size-asian="10pt" style:font-name-complex="DejaVu Sans Mono" style:font-size-complex="10pt"/>
    </style:style>
    <style:style style:name="ce3" style:family="table-cell" style:parent-style-name="Default">
      <style:text-properties fo:color="#ffffff" style:font-name="Montserrat" fo:font-size="10pt" style:font-size-asian="10pt" style:font-size-complex="10pt"/>
    </style:style>
    <style:style style:name="ce7" style:family="table-cell" style:parent-style-name="Normal">
      <style:table-cell-properties style:cell-protect="protected" style:print-content="true" style:text-align-source="fix" style:repeat-content="false" fo:background-color="transparent"/>
      <style:paragraph-properties fo:text-align="center" style:writing-mode="page"/>
      <style:text-properties fo:color="#ffffff" style:font-name="Montserrat" fo:font-size="10pt" fo:font-style="normal" fo:font-weight="normal" style:font-name-asian="DejaVu Sans Mono" style:font-size-asian="10pt" style:font-name-complex="DejaVu Sans Mono" style:font-size-complex="10pt"/>
    </style:style>
  </office:automatic-styles>
  <office:body>
    <office:spreadsheet>
      <table:table table:name="KNN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number-columns-repeated="16372" table:default-cell-style-name="ce3"/>
        <table:table-row table:style-name="ro1">
          <table:table-cell table:style-name="ce1" office:value-type="string" calcext:value-type="string">
            <text:p>Feature1</text:p>
          </table:table-cell>
          <table:table-cell table:style-name="ce1" office:value-type="string" calcext:value-type="string">
            <text:p>Feature2</text:p>
          </table:table-cell>
          <table:table-cell table:style-name="ce1" office:value-type="string" calcext:value-type="string">
            <text:p>Feature3</text:p>
          </table:table-cell>
          <table:table-cell table:style-name="ce1" office:value-type="string" calcext:value-type="string">
            <text:p>Label</text:p>
          </table:table-cell>
          <table:table-cell table:style-name="ce1"/>
          <table:table-cell table:style-name="ce1" office:value-type="string" calcext:value-type="string">
            <text:p>Feature1_std</text:p>
          </table:table-cell>
          <table:table-cell table:style-name="ce1" office:value-type="string" calcext:value-type="string">
            <text:p>Feature2_std</text:p>
          </table:table-cell>
          <table:table-cell table:style-name="ce1" office:value-type="string" calcext:value-type="string">
            <text:p>Feature3_std</text:p>
          </table:table-cell>
          <table:table-cell table:style-name="ce1"/>
          <table:table-cell table:style-name="ce1" office:value-type="string" calcext:value-type="string">
            <text:p>Euclidian_Distance</text:p>
          </table:table-cell>
          <table:table-cell table:style-name="ce1"/>
          <table:table-cell table:style-name="ce1" office:value-type="string" calcext:value-type="string">
            <text:p>Classified_As</text:p>
          </table:table-cell>
          <table:table-cell table:style-name="ce1" table:number-columns-repeated="1025"/>
          <table:table-cell table:number-columns-repeated="15347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0085" calcext:value-type="float">
            <text:p>0.0085</text:p>
          </table:table-cell>
          <table:table-cell table:style-name="ce1" office:value-type="string" calcext:value-type="string">
            <text:p>citrus_fruit</text:p>
          </table:table-cell>
          <table:table-cell table:style-name="ce1"/>
          <table:table-cell table:style-name="ce1" table:formula="of:=([.A2]-[.A$17])/[.A$20]" office:value-type="float" office:value="-0.316952744129804" calcext:value-type="float">
            <text:p>-0.316952744129804</text:p>
          </table:table-cell>
          <table:table-cell table:style-name="ce1" table:formula="of:=([.B2]-[.B$17])/[.B$20]" office:value-type="float" office:value="-1.32829371737671" calcext:value-type="float">
            <text:p>-1.32829371737671</text:p>
          </table:table-cell>
          <table:table-cell table:style-name="ce1" table:formula="of:=([.C2]-[.C$17])/[.C$20]" office:value-type="float" office:value="-0.104226777270462" calcext:value-type="float">
            <text:p>-0.104226777270462</text:p>
          </table:table-cell>
          <table:table-cell table:style-name="ce1"/>
          <table:table-cell table:style-name="ce1" table:formula="of:=SQRT(POWER([.F2]-[.F$23];2)+POWER([.G2]-[.G$23];2)+POWER([.H2]-[.H$23];2))" office:value-type="float" office:value="0.870745898590796" calcext:value-type="float">
            <text:p>0.870745898590796</text:p>
          </table:table-cell>
          <table:table-cell table:style-name="ce1"/>
          <table:table-cell table:style-name="ce1" table:formula="of:=INDEX(INDIRECT([.D18]);COM.MICROSOFT.MODE.SNGL(MATCH(INDIRECT([.D18]);INDIRECT([.D18]);0)))" office:value-type="string" office:string-value="citrus_fruit" calcext:value-type="string">
            <text:p>citrus_fruit</text:p>
          </table:table-cell>
          <table:table-cell table:style-name="ce1" table:number-columns-repeated="1025"/>
          <table:table-cell table:number-columns-repeated="15347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0089" calcext:value-type="float">
            <text:p>0.0089</text:p>
          </table:table-cell>
          <table:table-cell table:style-name="ce1" office:value-type="string" calcext:value-type="string">
            <text:p>citrus_fruit</text:p>
          </table:table-cell>
          <table:table-cell table:style-name="ce1"/>
          <table:table-cell table:style-name="ce1" table:formula="of:=([.A3]-[.A$17])/[.A$20]" office:value-type="float" office:value="-0.385625838691262" calcext:value-type="float">
            <text:p>-0.385625838691262</text:p>
          </table:table-cell>
          <table:table-cell table:style-name="ce1" table:formula="of:=([.B3]-[.B$17])/[.B$20]" office:value-type="float" office:value="-1.42422604140947" calcext:value-type="float">
            <text:p>-1.42422604140947</text:p>
          </table:table-cell>
          <table:table-cell table:style-name="ce1" table:formula="of:=([.C3]-[.C$17])/[.C$20]" office:value-type="float" office:value="-0.0165278708292968" calcext:value-type="float">
            <text:p>-0.0165278708292968</text:p>
          </table:table-cell>
          <table:table-cell table:style-name="ce1"/>
          <table:table-cell table:style-name="ce1" table:formula="of:=SQRT(POWER([.F3]-[.F$23];2)+POWER([.G3]-[.G$23];2)+POWER([.H3]-[.H$23];2))" office:value-type="float" office:value="0.971988250120718" calcext:value-type="float">
            <text:p>0.971988250120718</text:p>
          </table:table-cell>
          <table:table-cell table:style-name="ce1" table:number-columns-repeated="1026"/>
          <table:table-cell table:number-columns-repeated="15348"/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009" calcext:value-type="float">
            <text:p>0.009</text:p>
          </table:table-cell>
          <table:table-cell table:style-name="ce1" office:value-type="string" calcext:value-type="string">
            <text:p>citrus_fruit</text:p>
          </table:table-cell>
          <table:table-cell table:style-name="ce1"/>
          <table:table-cell table:style-name="ce1" table:formula="of:=([.A4]-[.A$17])/[.A$20]" office:value-type="float" office:value="-0.248279649568347" calcext:value-type="float">
            <text:p>-0.248279649568347</text:p>
          </table:table-cell>
          <table:table-cell table:style-name="ce1" table:formula="of:=([.B4]-[.B$17])/[.B$20]" office:value-type="float" office:value="-1.48818092409798" calcext:value-type="float">
            <text:p>-1.48818092409798</text:p>
          </table:table-cell>
          <table:table-cell table:style-name="ce1" table:formula="of:=([.C4]-[.C$17])/[.C$20]" office:value-type="float" office:value="0.00539685578099454" calcext:value-type="float">
            <text:p>0.00539685578099454</text:p>
          </table:table-cell>
          <table:table-cell table:style-name="ce1"/>
          <table:table-cell table:style-name="ce1" table:formula="of:=SQRT(POWER([.F4]-[.F$23];2)+POWER([.G4]-[.G$23];2)+POWER([.H4]-[.H$23];2))" office:value-type="float" office:value="1.06795656428306" calcext:value-type="float">
            <text:p>1.06795656428306</text:p>
          </table:table-cell>
          <table:table-cell table:style-name="ce1" table:number-columns-repeated="1026"/>
          <table:table-cell table:number-columns-repeated="153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0035" calcext:value-type="float">
            <text:p>0.0035</text:p>
          </table:table-cell>
          <table:table-cell table:style-name="ce1" office:value-type="string" calcext:value-type="string">
            <text:p>red_fruit</text:p>
          </table:table-cell>
          <table:table-cell table:style-name="ce1"/>
          <table:table-cell table:style-name="ce1" table:formula="of:=([.A5]-[.A$17])/[.A$20]" office:value-type="float" office:value="-0.969347142463651" calcext:value-type="float">
            <text:p>-0.969347142463651</text:p>
          </table:table-cell>
          <table:table-cell table:style-name="ce1" table:formula="of:=([.B5]-[.B$17])/[.B$20]" office:value-type="float" office:value="0.110691143114725" calcext:value-type="float">
            <text:p>0.110691143114725</text:p>
          </table:table-cell>
          <table:table-cell table:style-name="ce1" table:formula="of:=([.C5]-[.C$17])/[.C$20]" office:value-type="float" office:value="-1.20046310778503" calcext:value-type="float">
            <text:p>-1.20046310778503</text:p>
          </table:table-cell>
          <table:table-cell table:style-name="ce1"/>
          <table:table-cell table:style-name="ce1" table:formula="of:=SQRT(POWER([.F5]-[.F$23];2)+POWER([.G5]-[.G$23];2)+POWER([.H5]-[.H$23];2))" office:value-type="float" office:value="1.109269300992" calcext:value-type="float">
            <text:p>1.109269300992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0.0092" calcext:value-type="float">
            <text:p>0.0092</text:p>
          </table:table-cell>
          <table:table-cell table:style-name="ce1" office:value-type="string" calcext:value-type="string">
            <text:p>citrus_fruit</text:p>
          </table:table-cell>
          <table:table-cell table:style-name="ce1"/>
          <table:table-cell table:style-name="ce1" table:formula="of:=([.A6]-[.A$17])/[.A$20]" office:value-type="float" office:value="-0.179606555006889" calcext:value-type="float">
            <text:p>-0.179606555006889</text:p>
          </table:table-cell>
          <table:table-cell table:style-name="ce1" table:formula="of:=([.B6]-[.B$17])/[.B$20]" office:value-type="float" office:value="-1.55213580678649" calcext:value-type="float">
            <text:p>-1.55213580678649</text:p>
          </table:table-cell>
          <table:table-cell table:style-name="ce1" table:formula="of:=([.C6]-[.C$17])/[.C$20]" office:value-type="float" office:value="0.0492463090015775" calcext:value-type="float">
            <text:p>0.0492463090015775</text:p>
          </table:table-cell>
          <table:table-cell table:style-name="ce1"/>
          <table:table-cell table:style-name="ce1" table:formula="of:=SQRT(POWER([.F6]-[.F$23];2)+POWER([.G6]-[.G$23];2)+POWER([.H6]-[.H$23];2))" office:value-type="float" office:value="1.16285760148332" calcext:value-type="float">
            <text:p>1.16285760148332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0028" calcext:value-type="float">
            <text:p>0.0028</text:p>
          </table:table-cell>
          <table:table-cell table:style-name="ce1" office:value-type="string" calcext:value-type="string">
            <text:p>red_fruit</text:p>
          </table:table-cell>
          <table:table-cell table:style-name="ce1"/>
          <table:table-cell table:style-name="ce1" table:formula="of:=([.A7]-[.A$17])/[.A$20]" office:value-type="float" office:value="-1.3813857098324" calcext:value-type="float">
            <text:p>-1.3813857098324</text:p>
          </table:table-cell>
          <table:table-cell table:style-name="ce1" table:formula="of:=([.B7]-[.B$17])/[.B$20]" office:value-type="float" office:value="0.270578349835996" calcext:value-type="float">
            <text:p>0.270578349835996</text:p>
          </table:table-cell>
          <table:table-cell table:style-name="ce1" table:formula="of:=([.C7]-[.C$17])/[.C$20]" office:value-type="float" office:value="-1.35393619405707" calcext:value-type="float">
            <text:p>-1.35393619405707</text:p>
          </table:table-cell>
          <table:table-cell table:style-name="ce1"/>
          <table:table-cell table:style-name="ce1" table:formula="of:=SQRT(POWER([.F7]-[.F$23];2)+POWER([.G7]-[.G$23];2)+POWER([.H7]-[.H$23];2))" office:value-type="float" office:value="1.47434492233806" calcext:value-type="float">
            <text:p>1.47434492233806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003" calcext:value-type="float">
            <text:p>0.003</text:p>
          </table:table-cell>
          <table:table-cell table:style-name="ce1" office:value-type="string" calcext:value-type="string">
            <text:p>red_fruit</text:p>
          </table:table-cell>
          <table:table-cell table:style-name="ce1"/>
          <table:table-cell table:style-name="ce1" table:formula="of:=([.A8]-[.A$17])/[.A$20]" office:value-type="float" office:value="-1.24403952070948" calcext:value-type="float">
            <text:p>-1.24403952070948</text:p>
          </table:table-cell>
          <table:table-cell table:style-name="ce1" table:formula="of:=([.B8]-[.B$17])/[.B$20]" office:value-type="float" office:value="0.430465556557267" calcext:value-type="float">
            <text:p>0.430465556557267</text:p>
          </table:table-cell>
          <table:table-cell table:style-name="ce1" table:formula="of:=([.C8]-[.C$17])/[.C$20]" office:value-type="float" office:value="-1.31008674083649" calcext:value-type="float">
            <text:p>-1.31008674083649</text:p>
          </table:table-cell>
          <table:table-cell table:style-name="ce1"/>
          <table:table-cell table:style-name="ce1" table:formula="of:=SQRT(POWER([.F8]-[.F$23];2)+POWER([.G8]-[.G$23];2)+POWER([.H8]-[.H$23];2))" office:value-type="float" office:value="1.52266865673848" calcext:value-type="float">
            <text:p>1.52266865673848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0031" calcext:value-type="float">
            <text:p>0.0031</text:p>
          </table:table-cell>
          <table:table-cell table:style-name="ce1" office:value-type="string" calcext:value-type="string">
            <text:p>red_fruit</text:p>
          </table:table-cell>
          <table:table-cell table:style-name="ce1"/>
          <table:table-cell table:style-name="ce1" table:formula="of:=([.A9]-[.A$17])/[.A$20]" office:value-type="float" office:value="-1.1410298788673" calcext:value-type="float">
            <text:p>-1.1410298788673</text:p>
          </table:table-cell>
          <table:table-cell table:style-name="ce1" table:formula="of:=([.B9]-[.B$17])/[.B$20]" office:value-type="float" office:value="0.494420439245775" calcext:value-type="float">
            <text:p>0.494420439245775</text:p>
          </table:table-cell>
          <table:table-cell table:style-name="ce1" table:formula="of:=([.C9]-[.C$17])/[.C$20]" office:value-type="float" office:value="-1.2881620142262" calcext:value-type="float">
            <text:p>-1.2881620142262</text:p>
          </table:table-cell>
          <table:table-cell table:style-name="ce1"/>
          <table:table-cell table:style-name="ce1" table:formula="of:=SQRT(POWER([.F9]-[.F$23];2)+POWER([.G9]-[.G$23];2)+POWER([.H9]-[.H$23];2))" office:value-type="float" office:value="1.53164757969143" calcext:value-type="float">
            <text:p>1.53164757969143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00998" calcext:value-type="float">
            <text:p>0.00998</text:p>
          </table:table-cell>
          <table:table-cell table:style-name="ce1" office:value-type="string" calcext:value-type="string">
            <text:p>tropical_fruit</text:p>
          </table:table-cell>
          <table:table-cell table:style-name="ce1"/>
          <table:table-cell table:style-name="ce1" table:formula="of:=([.A10]-[.A$17])/[.A$20]" office:value-type="float" office:value="1.12518224166081" calcext:value-type="float">
            <text:p>1.12518224166081</text:p>
          </table:table-cell>
          <table:table-cell table:style-name="ce1" table:formula="of:=([.B10]-[.B$17])/[.B$20]" office:value-type="float" office:value="0.974082059409587" calcext:value-type="float">
            <text:p>0.974082059409587</text:p>
          </table:table-cell>
          <table:table-cell table:style-name="ce1" table:formula="of:=([.C10]-[.C$17])/[.C$20]" office:value-type="float" office:value="0.220259176561851" calcext:value-type="float">
            <text:p>0.220259176561851</text:p>
          </table:table-cell>
          <table:table-cell table:style-name="ce1"/>
          <table:table-cell table:style-name="ce1" table:formula="of:=SQRT(POWER([.F10]-[.F$23];2)+POWER([.G10]-[.G$23];2)+POWER([.H10]-[.H$23];2))" office:value-type="float" office:value="2.71175834065791" calcext:value-type="float">
            <text:p>2.71175834065791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11.8" calcext:value-type="float">
            <text:p>11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0.014" calcext:value-type="float">
            <text:p>0.014</text:p>
          </table:table-cell>
          <table:table-cell table:style-name="ce1" office:value-type="string" calcext:value-type="string">
            <text:p>tropical_fruit</text:p>
          </table:table-cell>
          <table:table-cell table:style-name="ce1"/>
          <table:table-cell table:style-name="ce1" table:formula="of:=([.A11]-[.A$17])/[.A$20]" office:value-type="float" office:value="1.02217259981862" calcext:value-type="float">
            <text:p>1.02217259981862</text:p>
          </table:table-cell>
          <table:table-cell table:style-name="ce1" table:formula="of:=([.B11]-[.B$17])/[.B$20]" office:value-type="float" office:value="0.750239969999809" calcext:value-type="float">
            <text:p>0.750239969999809</text:p>
          </table:table-cell>
          <table:table-cell table:style-name="ce1" table:formula="of:=([.C11]-[.C$17])/[.C$20]" office:value-type="float" office:value="1.10163318629557" calcext:value-type="float">
            <text:p>1.10163318629557</text:p>
          </table:table-cell>
          <table:table-cell table:style-name="ce1"/>
          <table:table-cell table:style-name="ce1" table:formula="of:=SQRT(POWER([.F11]-[.F$23];2)+POWER([.G11]-[.G$23];2)+POWER([.H11]-[.H$23];2))" office:value-type="float" office:value="2.95733256671691" calcext:value-type="float">
            <text:p>2.95733256671691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0145" calcext:value-type="float">
            <text:p>0.0145</text:p>
          </table:table-cell>
          <table:table-cell table:style-name="ce1" office:value-type="string" calcext:value-type="string">
            <text:p>tropical_fruit</text:p>
          </table:table-cell>
          <table:table-cell table:style-name="ce1"/>
          <table:table-cell table:style-name="ce1" table:formula="of:=([.A12]-[.A$17])/[.A$20]" office:value-type="float" office:value="1.09084569438008" calcext:value-type="float">
            <text:p>1.09084569438008</text:p>
          </table:table-cell>
          <table:table-cell table:style-name="ce1" table:formula="of:=([.B12]-[.B$17])/[.B$20]" office:value-type="float" office:value="0.846172294032571" calcext:value-type="float">
            <text:p>0.846172294032571</text:p>
          </table:table-cell>
          <table:table-cell table:style-name="ce1" table:formula="of:=([.C12]-[.C$17])/[.C$20]" office:value-type="float" office:value="1.21125681934702" calcext:value-type="float">
            <text:p>1.21125681934702</text:p>
          </table:table-cell>
          <table:table-cell table:style-name="ce1"/>
          <table:table-cell table:style-name="ce1" table:formula="of:=SQRT(POWER([.F12]-[.F$23];2)+POWER([.G12]-[.G$23];2)+POWER([.H12]-[.H$23];2))" office:value-type="float" office:value="3.11664508432882" calcext:value-type="float">
            <text:p>3.11664508432882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12.5" calcext:value-type="float">
            <text:p>12.5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015" calcext:value-type="float">
            <text:p>0.015</text:p>
          </table:table-cell>
          <table:table-cell table:style-name="ce1" office:value-type="string" calcext:value-type="string">
            <text:p>tropical_fruit</text:p>
          </table:table-cell>
          <table:table-cell table:style-name="ce1"/>
          <table:table-cell table:style-name="ce1" table:formula="of:=([.A13]-[.A$17])/[.A$20]" office:value-type="float" office:value="1.26252843078372" calcext:value-type="float">
            <text:p>1.26252843078372</text:p>
          </table:table-cell>
          <table:table-cell table:style-name="ce1" table:formula="of:=([.B13]-[.B$17])/[.B$20]" office:value-type="float" office:value="0.910127176721079" calcext:value-type="float">
            <text:p>0.910127176721079</text:p>
          </table:table-cell>
          <table:table-cell table:style-name="ce1" table:formula="of:=([.C13]-[.C$17])/[.C$20]" office:value-type="float" office:value="1.32088045239848" calcext:value-type="float">
            <text:p>1.32088045239848</text:p>
          </table:table-cell>
          <table:table-cell table:style-name="ce1"/>
          <table:table-cell table:style-name="ce1" table:formula="of:=SQRT(POWER([.F13]-[.F$23];2)+POWER([.G13]-[.G$23];2)+POWER([.H13]-[.H$23];2))" office:value-type="float" office:value="3.31631793657674" calcext:value-type="float">
            <text:p>3.31631793657674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0152" calcext:value-type="float">
            <text:p>0.0152</text:p>
          </table:table-cell>
          <table:table-cell table:style-name="ce1" office:value-type="string" calcext:value-type="string">
            <text:p>tropical_fruit</text:p>
          </table:table-cell>
          <table:table-cell table:style-name="ce1"/>
          <table:table-cell table:style-name="ce1" table:formula="of:=([.A14]-[.A$17])/[.A$20]" office:value-type="float" office:value="1.36553807262591" calcext:value-type="float">
            <text:p>1.36553807262591</text:p>
          </table:table-cell>
          <table:table-cell table:style-name="ce1" table:formula="of:=([.B14]-[.B$17])/[.B$20]" office:value-type="float" office:value="1.00605950075384" calcext:value-type="float">
            <text:p>1.00605950075384</text:p>
          </table:table-cell>
          <table:table-cell table:style-name="ce1" table:formula="of:=([.C14]-[.C$17])/[.C$20]" office:value-type="float" office:value="1.36472990561906" calcext:value-type="float">
            <text:p>1.36472990561906</text:p>
          </table:table-cell>
          <table:table-cell table:style-name="ce1"/>
          <table:table-cell table:style-name="ce1" table:formula="of:=SQRT(POWER([.F14]-[.F$23];2)+POWER([.G14]-[.G$23];2)+POWER([.H14]-[.H$23];2))" office:value-type="float" office:value="3.45382081721092" calcext:value-type="float">
            <text:p>3.45382081721092</text:p>
          </table:table-cell>
          <table:table-cell table:style-name="ce1" table:number-columns-repeated="1024"/>
          <table:table-cell table:number-columns-repeated="15350"/>
        </table:table-row>
        <table:table-row table:style-name="ro1">
          <table:table-cell table:style-name="ce1" table:number-columns-repeated="1025"/>
          <table:table-cell table:number-columns-repeated="15359"/>
        </table:table-row>
        <table:table-row table:style-name="ro1">
          <table:table-cell table:style-name="ce1" office:value-type="string" calcext:value-type="string">
            <text:p>mean_F1</text:p>
          </table:table-cell>
          <table:table-cell table:style-name="ce1" office:value-type="string" calcext:value-type="string">
            <text:p>mean_F2</text:p>
          </table:table-cell>
          <table:table-cell table:style-name="ce1" office:value-type="string" calcext:value-type="string">
            <text:p>mean_F3</text:p>
          </table:table-cell>
          <table:table-cell table:style-name="ce1" office:value-type="string" calcext:value-type="string">
            <text:p>K_Value</text:p>
          </table:table-cell>
          <table:table-cell table:style-name="ce1" table:number-columns-repeated="1024"/>
          <table:table-cell table:number-columns-repeated="15356"/>
        </table:table-row>
        <table:table-row table:style-name="ro1">
          <table:table-cell table:style-name="ce2" table:formula="of:=AVERAGE([.A1:.A14])" office:value-type="float" office:value="8.82307692307692" calcext:value-type="float">
            <text:p>8.82</text:p>
          </table:table-cell>
          <table:table-cell table:style-name="ce1" table:formula="of:=AVERAGE([.B1:.B14])" office:value-type="float" office:value="0.665384615384616" calcext:value-type="float">
            <text:p>0.665384615384616</text:p>
          </table:table-cell>
          <table:table-cell table:style-name="ce1" table:formula="of:=AVERAGE([.C1:.C14])" office:value-type="float" office:value="0.00897538461538462" calcext:value-type="float">
            <text:p>0.0089753846153846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4"/>
          <table:table-cell table:number-columns-repeated="15356"/>
        </table:table-row>
        <table:table-row table:style-name="ro1">
          <table:table-cell table:style-name="ce1" table:number-columns-repeated="3"/>
          <table:table-cell table:style-name="ce1" table:formula="of:=&quot;D2:D&quot;&amp;(1+[.D17])" office:value-type="string" office:string-value="D2:D4" calcext:value-type="string">
            <text:p>D2:D4</text:p>
          </table:table-cell>
          <table:table-cell table:style-name="ce1" table:number-columns-repeated="1024"/>
          <table:table-cell table:number-columns-repeated="15356"/>
        </table:table-row>
        <table:table-row table:style-name="ro1">
          <table:table-cell table:style-name="ce1" office:value-type="string" calcext:value-type="string">
            <text:p>StDev_F1</text:p>
          </table:table-cell>
          <table:table-cell table:style-name="ce1" office:value-type="string" calcext:value-type="string">
            <text:p>StDev_F2</text:p>
          </table:table-cell>
          <table:table-cell table:style-name="ce1" office:value-type="string" calcext:value-type="string">
            <text:p>StDev_F3</text:p>
          </table:table-cell>
          <table:table-cell table:style-name="ce1" table:number-columns-repeated="1025"/>
          <table:table-cell table:number-columns-repeated="15356"/>
        </table:table-row>
        <table:table-row table:style-name="ro1">
          <table:table-cell table:style-name="ce1" table:formula="of:=COM.MICROSOFT.STDEV.P([.A2:.A14])" office:value-type="float" office:value="2.91234873391375" calcext:value-type="float">
            <text:p>2.91234873391375</text:p>
          </table:table-cell>
          <table:table-cell table:style-name="ce1" table:formula="of:=COM.MICROSOFT.STDEV.P([.B2:.B14])" office:value-type="float" office:value="0.31272045478388" calcext:value-type="float">
            <text:p>0.31272045478388</text:p>
          </table:table-cell>
          <table:table-cell table:style-name="ce1" table:formula="of:=COM.MICROSOFT.STDEV.P([.C2:.C14])" office:value-type="float" office:value="0.00456106029404536" calcext:value-type="float">
            <text:p>0.00456106029404536</text:p>
          </table:table-cell>
          <table:table-cell table:style-name="ce1" table:number-columns-repeated="1024"/>
          <table:table-cell table:number-columns-repeated="15357"/>
        </table:table-row>
        <table:table-row table:style-name="ro1">
          <table:table-cell table:style-name="ce1" table:number-columns-repeated="1025"/>
          <table:table-cell table:number-columns-repeated="15359"/>
        </table:table-row>
        <table:table-row table:style-name="ro1">
          <table:table-cell table:style-name="ce1" office:value-type="string" calcext:value-type="string">
            <text:p>Feature1_New_Sample</text:p>
          </table:table-cell>
          <table:table-cell table:style-name="ce1" office:value-type="string" calcext:value-type="string">
            <text:p>Feature2_New_Sample</text:p>
          </table:table-cell>
          <table:table-cell table:style-name="ce1" office:value-type="string" calcext:value-type="string">
            <text:p>Feature3_New_Sample</text:p>
          </table:table-cell>
          <table:table-cell table:style-name="ce1" table:number-columns-repeated="2"/>
          <table:table-cell table:style-name="ce1" office:value-type="string" calcext:value-type="string">
            <text:p>New_Sample_F1_std</text:p>
          </table:table-cell>
          <table:table-cell table:style-name="ce1" office:value-type="string" calcext:value-type="string">
            <text:p>New_Sample_F2_std</text:p>
          </table:table-cell>
          <table:table-cell table:style-name="ce1" office:value-type="string" calcext:value-type="string">
            <text:p>New_Sample_F3_std</text:p>
          </table:table-cell>
          <table:table-cell table:style-name="ce1" table:number-columns-repeated="1024"/>
          <table:table-cell table:number-columns-repeated="153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table:number-columns-repeated="2"/>
          <table:table-cell table:style-name="ce1" table:formula="of:=([.A$23]-[.A$17])/[.A$20]" office:value-type="float" office:value="-0.625981669656363" calcext:value-type="float">
            <text:p>-0.625981669656363</text:p>
          </table:table-cell>
          <table:table-cell table:style-name="ce1" table:formula="of:=([.B$23]-[.B$17])/[.B$20]" office:value-type="float" office:value="-0.848632097212899" calcext:value-type="float">
            <text:p>-0.848632097212899</text:p>
          </table:table-cell>
          <table:table-cell table:style-name="ce1" table:formula="of:=([.C$23]-[.C$17])/[.C$20]" office:value-type="float" office:value="-0.761968575579206" calcext:value-type="float">
            <text:p>-0.761968575579206</text:p>
          </table:table-cell>
          <table:table-cell table:style-name="ce1" table:number-columns-repeated="1024"/>
          <table:table-cell table:number-columns-repeated="15352"/>
        </table:table-row>
        <table:table-row table:style-name="ro1">
          <table:table-cell table:style-name="ce1" table:number-columns-repeated="1030"/>
          <table:table-cell table:number-columns-repeated="15354"/>
        </table:table-row>
        <table:table-row table:style-name="ro1">
          <table:table-cell table:style-name="ce1" table:number-columns-repeated="1025"/>
          <table:table-cell table:number-columns-repeated="15359"/>
        </table:table-row>
        <table:table-row table:style-name="ro1">
          <table:table-cell table:style-name="ce1" table:number-columns-repeated="1028"/>
          <table:table-cell table:number-columns-repeated="15356"/>
        </table:table-row>
        <table:table-row table:style-name="ro1">
          <table:table-cell table:style-name="ce1" table:number-columns-repeated="1025"/>
          <table:table-cell table:number-columns-repeated="15359"/>
        </table:table-row>
        <table:table-row table:style-name="ro2" table:number-rows-repeated="2">
          <table:table-cell table:style-name="ce1" table:number-columns-repeated="1024"/>
          <table:table-cell table:number-columns-repeated="15360"/>
        </table:table-row>
        <table:table-row table:style-name="ro1" table:number-rows-repeated="2">
          <table:table-cell table:style-name="ce1" table:number-columns-repeated="1030"/>
          <table:table-cell table:number-columns-repeated="15354"/>
        </table:table-row>
        <table:table-row table:style-name="ro2" table:number-rows-repeated="33">
          <table:table-cell table:style-name="ce1" table:number-columns-repeated="1024"/>
          <table:table-cell table:number-columns-repeated="1536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DejaVu Sans Mono" svg:font-family="'DejaVu Sans Mono'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>
      <style:table-cell-properties fo:background-color="transparent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scale-to="100%" style:print="charts drawings grid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05:42:49.086428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7-21T05:42:55.670513617</dc:date>
    <meta:editing-duration>PT7M23S</meta:editing-duration>
    <meta:editing-cycles>2</meta:editing-cycles>
    <meta:document-statistic meta:table-count="1" meta:cell-count="141" meta:object-count="0"/>
  </office:meta>
</office:document-meta>
</file>